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8">
      <style:table-cell-properties fo:background-color="#3faf46"/>
    </style:style>
    <style:style style:name="ce6" style:family="table-cell" style:parent-style-name="Default" style:data-style-name="N108"/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3" table:number-columns-repeated="3" table:default-cell-style-name="ce6"/>
        <table:table-row table:style-name="ro1">
          <table:table-cell table:style-name="Default"/>
          <table:table-cell table:style-name="ce4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Default" office:value-type="string" calcext:value-type="string">
            <text:p>suma ver</text:p>
          </table:table-cell>
          <table:table-cell table:style-name="Default" office:value-type="string" calcext:value-type="string">
            <text:p>srednia z ver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0.00147600774367742" calcext:value-type="float">
            <text:p>0,0015</text:p>
          </table:table-cell>
          <table:table-cell table:style-name="ce5" office:value-type="float" office:value="0.00176063621671921" calcext:value-type="float">
            <text:p>0,0018</text:p>
          </table:table-cell>
          <table:table-cell table:style-name="ce5" office:value-type="float" office:value="0.00190248338172428" calcext:value-type="float">
            <text:p>0,0019</text:p>
          </table:table-cell>
          <table:table-cell table:style-name="ce5" table:formula="of:=SUM([.C2:.D2])" office:value-type="float" office:value="0.00366311959844349" calcext:value-type="float">
            <text:p>0,0037</text:p>
          </table:table-cell>
          <table:table-cell table:style-name="ce5" table:formula="of:=[.E2]/2" office:value-type="float" office:value="0.00183155979922174" calcext:value-type="float">
            <text:p>0,00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53646073472911" calcext:value-type="float">
            <text:p>0,3536</text:p>
          </table:table-cell>
          <table:table-cell office:value-type="float" office:value="0.492669539998115" calcext:value-type="float">
            <text:p>0,4927</text:p>
          </table:table-cell>
          <table:table-cell office:value-type="float" office:value="0.161977491748096" calcext:value-type="float">
            <text:p>0,1620</text:p>
          </table:table-cell>
          <table:table-cell table:formula="of:=SUM([.C3:.D3])" office:value-type="float" office:value="0.654647031746211" calcext:value-type="float">
            <text:p>0,6546</text:p>
          </table:table-cell>
          <table:table-cell table:formula="of:=[.E3]/2" office:value-type="float" office:value="0.327323515873105" calcext:value-type="float">
            <text:p>0,32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89224862606309" calcext:value-type="float">
            <text:p>0,3892</text:p>
          </table:table-cell>
          <table:table-cell office:value-type="float" office:value="0.549313434881944" calcext:value-type="float">
            <text:p>0,5493</text:p>
          </table:table-cell>
          <table:table-cell office:value-type="float" office:value="0.190204794062766" calcext:value-type="float">
            <text:p>0,1902</text:p>
          </table:table-cell>
          <table:table-cell table:formula="of:=SUM([.C4:.D4])" office:value-type="float" office:value="0.73951822894471" calcext:value-type="float">
            <text:p>0,7395</text:p>
          </table:table-cell>
          <table:table-cell table:formula="of:=[.E4]/2" office:value-type="float" office:value="0.369759114472355" calcext:value-type="float">
            <text:p>0,36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80898051280668" calcext:value-type="float">
            <text:p>0,1809</text:p>
          </table:table-cell>
          <table:table-cell office:value-type="float" office:value="0.0361283510954605" calcext:value-type="float">
            <text:p>0,0361</text:p>
          </table:table-cell>
          <table:table-cell office:value-type="float" office:value="0.0759870917952919" calcext:value-type="float">
            <text:p>0,0760</text:p>
          </table:table-cell>
          <table:table-cell table:formula="of:=SUM([.C5:.D5])" office:value-type="float" office:value="0.112115442890752" calcext:value-type="float">
            <text:p>0,1121</text:p>
          </table:table-cell>
          <table:table-cell table:formula="of:=[.E5]/2" office:value-type="float" office:value="0.0560577214453762" calcext:value-type="float">
            <text:p>0,05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35082948854801" calcext:value-type="float">
            <text:p>0,4351</text:p>
          </table:table-cell>
          <table:table-cell office:value-type="float" office:value="0.598236849009334" calcext:value-type="float">
            <text:p>0,5982</text:p>
          </table:table-cell>
          <table:table-cell office:value-type="float" office:value="0.209222469660598" calcext:value-type="float">
            <text:p>0,2092</text:p>
          </table:table-cell>
          <table:table-cell table:formula="of:=SUM([.C6:.D6])" office:value-type="float" office:value="0.807459318669932" calcext:value-type="float">
            <text:p>0,8075</text:p>
          </table:table-cell>
          <table:table-cell table:formula="of:=[.E6]/2" office:value-type="float" office:value="0.403729659334966" calcext:value-type="float">
            <text:p>0,40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816618490026" calcext:value-type="float">
            <text:p>0,0882</text:p>
          </table:table-cell>
          <table:table-cell office:value-type="float" office:value="0.629657943707751" calcext:value-type="float">
            <text:p>0,6297</text:p>
          </table:table-cell>
          <table:table-cell office:value-type="float" office:value="0.13871783659007" calcext:value-type="float">
            <text:p>0,1387</text:p>
          </table:table-cell>
          <table:table-cell table:formula="of:=SUM([.C7:.D7])" office:value-type="float" office:value="0.768375780297821" calcext:value-type="float">
            <text:p>0,7684</text:p>
          </table:table-cell>
          <table:table-cell table:formula="of:=[.E7]/2" office:value-type="float" office:value="0.38418789014891" calcext:value-type="float">
            <text:p>0,38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74798844082969" calcext:value-type="float">
            <text:p>0,0575</text:p>
          </table:table-cell>
          <table:table-cell office:value-type="float" office:value="0.628080104032639" calcext:value-type="float">
            <text:p>0,6281</text:p>
          </table:table-cell>
          <table:table-cell office:value-type="float" office:value="0.0793799309826901" calcext:value-type="float">
            <text:p>0,0794</text:p>
          </table:table-cell>
          <table:table-cell table:formula="of:=SUM([.C8:.D8])" office:value-type="float" office:value="0.707460035015329" calcext:value-type="float">
            <text:p>0,7075</text:p>
          </table:table-cell>
          <table:table-cell table:formula="of:=[.E8]/2" office:value-type="float" office:value="0.353730017507664" calcext:value-type="float">
            <text:p>0,35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86021825140132" calcext:value-type="float">
            <text:p>0,4860</text:p>
          </table:table-cell>
          <table:table-cell office:value-type="float" office:value="0.711077978614669" calcext:value-type="float">
            <text:p>0,7111</text:p>
          </table:table-cell>
          <table:table-cell office:value-type="float" office:value="0.125188483980457" calcext:value-type="float">
            <text:p>0,1252</text:p>
          </table:table-cell>
          <table:table-cell table:formula="of:=SUM([.C9:.D9])" office:value-type="float" office:value="0.836266462595127" calcext:value-type="float">
            <text:p>0,8363</text:p>
          </table:table-cell>
          <table:table-cell table:formula="of:=[.E9]/2" office:value-type="float" office:value="0.418133231297563" calcext:value-type="float">
            <text:p>0,41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690358196486109" calcext:value-type="float">
            <text:p>0,0690</text:p>
          </table:table-cell>
          <table:table-cell office:value-type="float" office:value="0.571686143427352" calcext:value-type="float">
            <text:p>0,5717</text:p>
          </table:table-cell>
          <table:table-cell office:value-type="float" office:value="0.107468160081464" calcext:value-type="float">
            <text:p>0,1075</text:p>
          </table:table-cell>
          <table:table-cell table:formula="of:=SUM([.C10:.D10])" office:value-type="float" office:value="0.679154303508817" calcext:value-type="float">
            <text:p>0,6792</text:p>
          </table:table-cell>
          <table:table-cell table:formula="of:=[.E10]/2" office:value-type="float" office:value="0.339577151754408" calcext:value-type="float">
            <text:p>0,33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601388226028539" calcext:value-type="float">
            <text:p>0,0060</text:p>
          </table:table-cell>
          <table:table-cell office:value-type="float" office:value="0.00561703390014351" calcext:value-type="float">
            <text:p>0,0056</text:p>
          </table:table-cell>
          <table:table-cell office:value-type="float" office:value="0.00588032807535279" calcext:value-type="float">
            <text:p>0,0059</text:p>
          </table:table-cell>
          <table:table-cell table:formula="of:=SUM([.C11:.D11])" office:value-type="float" office:value="0.0114973619754963" calcext:value-type="float">
            <text:p>0,0115</text:p>
          </table:table-cell>
          <table:table-cell table:formula="of:=[.E11]/2" office:value-type="float" office:value="0.00574868098774815" calcext:value-type="float">
            <text:p>0,0057</text:p>
          </table:table-cell>
        </table:table-row>
        <table:table-row table:style-name="ro2" table:number-rows-repeated="3">
          <table:table-cell table:style-name="Default" table:number-columns-repeated="6"/>
        </table:table-row>
        <table:table-row table:style-name="ro2">
          <table:table-cell table:style-name="Default"/>
          <table:table-cell table:style-name="ce11" office:value-type="string" calcext:value-type="string">
            <text:p>MSE POPRAWIONE</text:p>
          </table:table-cell>
          <table:table-cell table:style-name="ce11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0:01:32.98749690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4T10:05:05.377828958</dc:date>
    <meta:editing-duration>PT11M30S</meta:editing-duration>
    <meta:editing-cycles>6</meta:editing-cycles>
    <meta:generator>LibreOffice/6.4.7.2$Linux_X86_64 LibreOffice_project/40$Build-2</meta:generator>
    <meta:document-statistic meta:table-count="1" meta:cell-count="66" meta:object-count="0"/>
  </office:meta>
</office:document-meta>
</file>